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26cm"/>
    </style:style>
    <style:style style:name="co2" style:family="table-column">
      <style:table-column-properties fo:break-before="auto" style:column-width="3.57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736cm" fo:break-before="auto" style:use-optimal-row-height="true"/>
    </style:style>
    <style:style style:name="ro2" style:family="table-row">
      <style:table-row-properties style:row-height="0.644cm" fo:break-before="auto" style:use-optimal-row-height="true"/>
    </style:style>
    <style:style style:name="ro3" style:family="table-row">
      <style:table-row-properties style:row-height="0.709cm" fo:break-before="auto" style:use-optimal-row-height="true"/>
    </style:style>
    <style:style style:name="ro4" style:family="table-row">
      <style:table-row-properties style:row-height="0.5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0.002cm solid #000000" fo:border-left="none" fo:border-right="none" fo:border-top="none"/>
      <style:text-properties fo:font-size="12pt" style:font-size-asian="12pt" style:font-size-complex="12pt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5" table:default-cell-style-name="ce1"/>
        <table:table-column table:style-name="co3" table:number-columns-repeated="250" table:default-cell-style-name="ce1"/>
        <table:table-row table:style-name="ro1">
          <table:table-cell office:value-type="string">
            <text:p>Barcelona</text:p>
          </table:table-cell>
          <table:table-cell table:number-columns-repeated="255"/>
        </table:table-row>
        <table:table-row table:style-name="ro2">
          <table:table-cell office:value-type="string">
            <text:p>writes, reads, queries and deletes objects with a 5 level inheritance structure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2" office:value-type="string">
            <text:p>C++, normal</text:p>
          </table:table-cell>
          <table:table-cell table:number-columns-repeated="255"/>
        </table:table-row>
        <table:table-row table:style-name="ro2">
          <table:table-cell table:style-name="ce3" office:value-type="string">
            <text:p>Objets:</text:p>
          </table:table-cell>
          <table:table-cell table:style-name="ce3" office:value-type="float" office:value="1000">
            <text:p>1000</text:p>
          </table:table-cell>
          <table:table-cell table:style-name="ce3" office:value-type="float" office:value="3000">
            <text:p>3000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30000">
            <text:p>30000</text:p>
          </table:table-cell>
          <table:table-cell table:number-columns-repeated="251"/>
        </table:table-row>
        <table:table-row table:style-name="ro3">
          <table:table-cell office:value-type="string">
            <text:p>write</text:p>
          </table:table-cell>
          <table:table-cell office:value-type="float" office:value="154">
            <text:p>154</text:p>
          </table:table-cell>
          <table:table-cell office:value-type="float" office:value="497">
            <text:p>497</text:p>
          </table:table-cell>
          <table:table-cell office:value-type="float" office:value="1608">
            <text:p>1608</text:p>
          </table:table-cell>
          <table:table-cell office:value-type="float" office:value="5081">
            <text:p>5081</text:p>
          </table:table-cell>
          <table:table-cell table:number-columns-repeated="251"/>
        </table:table-row>
        <table:table-row table:style-name="ro3">
          <table:table-cell office:value-type="string">
            <text:p>read</text:p>
          </table:table-cell>
          <table:table-cell office:value-type="float" office:value="154">
            <text:p>154</text:p>
          </table:table-cell>
          <table:table-cell office:value-type="float" office:value="270">
            <text:p>270</text:p>
          </table:table-cell>
          <table:table-cell office:value-type="float" office:value="880">
            <text:p>880</text:p>
          </table:table-cell>
          <table:table-cell office:value-type="float" office:value="2782">
            <text:p>2782</text:p>
          </table:table-cell>
          <table:table-cell table:number-columns-repeated="251"/>
        </table:table-row>
        <table:table-row table:style-name="ro3">
          <table:table-cell office:value-type="string">
            <text:p>query</text:p>
          </table:table-cell>
          <table:table-cell office:value-type="float" office:value="5152">
            <text:p>5152</text:p>
          </table:table-cell>
          <table:table-cell office:value-type="float" office:value="14434">
            <text:p>14434</text:p>
          </table:table-cell>
          <table:table-cell office:value-type="float" office:value="44135">
            <text:p>44135</text:p>
          </table:table-cell>
          <table:table-cell office:value-type="float" office:value="132540">
            <text:p>132540</text:p>
          </table:table-cell>
          <table:table-cell table:number-columns-repeated="251"/>
        </table:table-row>
        <table:table-row table:style-name="ro3">
          <table:table-cell office:value-type="string">
            <text:p>destroy</text:p>
          </table:table-cell>
          <table:table-cell office:value-type="float" office:value="247">
            <text:p>247</text:p>
          </table:table-cell>
          <table:table-cell office:value-type="float" office:value="734">
            <text:p>734</text:p>
          </table:table-cell>
          <table:table-cell office:value-type="float" office:value="2498">
            <text:p>2498</text:p>
          </table:table-cell>
          <table:table-cell office:value-type="float" office:value="8822">
            <text:p>8822</text:p>
          </table:table-cell>
          <table:table-cell table:number-columns-repeated="251"/>
        </table:table-row>
        <table:table-row table:style-name="ro2">
          <table:table-cell office:value-type="string">
            <text:p>total</text:p>
          </table:table-cell>
          <table:table-cell office:value-type="float" office:value="5707">
            <text:p>5707</text:p>
          </table:table-cell>
          <table:table-cell office:value-type="float" office:value="15935">
            <text:p>15935</text:p>
          </table:table-cell>
          <table:table-cell office:value-type="float" office:value="49121">
            <text:p>49121</text:p>
          </table:table-cell>
          <table:table-cell office:value-type="float" office:value="149225">
            <text:p>149225</text:p>
          </table:table-cell>
          <table:table-cell table:number-columns-repeated="251"/>
        </table:table-row>
        <table:table-row table:style-name="ro2">
          <table:table-cell table:number-columns-repeated="256"/>
        </table:table-row>
        <table:table-row table:style-name="ro2">
          <table:table-cell table:style-name="ce2" office:value-type="string">
            <text:p>C++, local</text:p>
          </table:table-cell>
          <table:table-cell table:number-columns-repeated="255"/>
        </table:table-row>
        <table:table-row table:style-name="ro2">
          <table:table-cell table:style-name="ce3" office:value-type="string">
            <text:p>Objets:</text:p>
          </table:table-cell>
          <table:table-cell table:style-name="ce3" office:value-type="float" office:value="1000">
            <text:p>1000</text:p>
          </table:table-cell>
          <table:table-cell table:style-name="ce3" office:value-type="float" office:value="3000">
            <text:p>3000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30000">
            <text:p>30000</text:p>
          </table:table-cell>
          <table:table-cell table:number-columns-repeated="251"/>
        </table:table-row>
        <table:table-row table:style-name="ro1">
          <table:table-cell office:value-type="string">
            <text:p>write</text:p>
          </table:table-cell>
          <table:table-cell office:value-type="float" office:value="102">
            <text:p>102</text:p>
          </table:table-cell>
          <table:table-cell office:value-type="float" office:value="320">
            <text:p>320</text:p>
          </table:table-cell>
          <table:table-cell office:value-type="float" office:value="974">
            <text:p>974</text:p>
          </table:table-cell>
          <table:table-cell office:value-type="float" office:value="3412">
            <text:p>3412</text:p>
          </table:table-cell>
          <table:table-cell table:number-columns-repeated="251"/>
        </table:table-row>
        <table:table-row table:style-name="ro3">
          <table:table-cell office:value-type="string">
            <text:p>read</text:p>
          </table:table-cell>
          <table:table-cell office:value-type="float" office:value="107">
            <text:p>107</text:p>
          </table:table-cell>
          <table:table-cell office:value-type="float" office:value="121">
            <text:p>121</text:p>
          </table:table-cell>
          <table:table-cell office:value-type="float" office:value="406">
            <text:p>406</text:p>
          </table:table-cell>
          <table:table-cell office:value-type="float" office:value="1342">
            <text:p>1342</text:p>
          </table:table-cell>
          <table:table-cell table:number-columns-repeated="251"/>
        </table:table-row>
        <table:table-row table:style-name="ro3">
          <table:table-cell office:value-type="string">
            <text:p>query</text:p>
          </table:table-cell>
          <table:table-cell office:value-type="float" office:value="4925">
            <text:p>4925</text:p>
          </table:table-cell>
          <table:table-cell office:value-type="float" office:value="12709">
            <text:p>12709</text:p>
          </table:table-cell>
          <table:table-cell office:value-type="float" office:value="41186">
            <text:p>41186</text:p>
          </table:table-cell>
          <table:table-cell office:value-type="float" office:value="132636">
            <text:p>132636</text:p>
          </table:table-cell>
          <table:table-cell table:number-columns-repeated="251"/>
        </table:table-row>
        <table:table-row table:style-name="ro3">
          <table:table-cell office:value-type="string">
            <text:p>destroy</text:p>
          </table:table-cell>
          <table:table-cell office:value-type="float" office:value="187">
            <text:p>187</text:p>
          </table:table-cell>
          <table:table-cell office:value-type="float" office:value="460">
            <text:p>460</text:p>
          </table:table-cell>
          <table:table-cell office:value-type="float" office:value="1929">
            <text:p>1929</text:p>
          </table:table-cell>
          <table:table-cell office:value-type="float" office:value="6691">
            <text:p>6691</text:p>
          </table:table-cell>
          <table:table-cell table:number-columns-repeated="251"/>
        </table:table-row>
        <table:table-row table:style-name="ro2">
          <table:table-cell office:value-type="string">
            <text:p>total</text:p>
          </table:table-cell>
          <table:table-cell office:value-type="float" office:value="5321">
            <text:p>5321</text:p>
          </table:table-cell>
          <table:table-cell office:value-type="float" office:value="13610">
            <text:p>13610</text:p>
          </table:table-cell>
          <table:table-cell office:value-type="float" office:value="44495">
            <text:p>44495</text:p>
          </table:table-cell>
          <table:table-cell office:value-type="float" office:value="144081">
            <text:p>144081</text:p>
          </table:table-cell>
          <table:table-cell table:number-columns-repeated="251"/>
        </table:table-row>
        <table:table-row table:style-name="ro2">
          <table:table-cell table:number-columns-repeated="256"/>
        </table:table-row>
        <table:table-row table:style-name="ro2">
          <table:table-cell table:style-name="ce2" office:value-type="string">
            <text:p>Normal/local</text:p>
          </table:table-cell>
          <table:table-cell table:number-columns-repeated="255"/>
        </table:table-row>
        <table:table-row table:style-name="ro1">
          <table:table-cell office:value-type="string">
            <text:p>write</text:p>
          </table:table-cell>
          <table:table-cell table:formula="oooc:=[.B6]/[.B14]" office:value-type="float" office:value="1.50980392156863">
            <text:p>1,51</text:p>
          </table:table-cell>
          <table:table-cell table:formula="oooc:=[.C6]/[.C14]" office:value-type="float" office:value="1.553125">
            <text:p>1,55</text:p>
          </table:table-cell>
          <table:table-cell table:formula="oooc:=[.D6]/[.D14]" office:value-type="float" office:value="1.65092402464066">
            <text:p>1,65</text:p>
          </table:table-cell>
          <table:table-cell table:formula="oooc:=[.E6]/[.E14]" office:value-type="float" office:value="1.48915592028136">
            <text:p>1,49</text:p>
          </table:table-cell>
          <table:table-cell table:formula="oooc:=AVERAGE([.B21:.E21])" office:value-type="float" office:value="1.55075221662266">
            <text:p>1,55</text:p>
          </table:table-cell>
          <table:table-cell table:number-columns-repeated="250"/>
        </table:table-row>
        <table:table-row table:style-name="ro1">
          <table:table-cell office:value-type="string">
            <text:p>read</text:p>
          </table:table-cell>
          <table:table-cell table:formula="oooc:=[.B7]/[.B15]" office:value-type="float" office:value="1.4392523364486">
            <text:p>1,44</text:p>
          </table:table-cell>
          <table:table-cell table:formula="oooc:=[.C7]/[.C15]" office:value-type="float" office:value="2.23140495867769">
            <text:p>2,23</text:p>
          </table:table-cell>
          <table:table-cell table:formula="oooc:=[.D7]/[.D15]" office:value-type="float" office:value="2.16748768472906">
            <text:p>2,17</text:p>
          </table:table-cell>
          <table:table-cell table:formula="oooc:=[.E7]/[.E15]" office:value-type="float" office:value="2.07302533532042">
            <text:p>2,07</text:p>
          </table:table-cell>
          <table:table-cell table:formula="oooc:=AVERAGE([.B22:.E22])" office:value-type="float" office:value="1.97779257879394">
            <text:p>1,98</text:p>
          </table:table-cell>
          <table:table-cell table:number-columns-repeated="250"/>
        </table:table-row>
        <table:table-row table:style-name="ro1">
          <table:table-cell office:value-type="string">
            <text:p>query</text:p>
          </table:table-cell>
          <table:table-cell table:formula="oooc:=[.B8]/[.B16]" office:value-type="float" office:value="1.04609137055838">
            <text:p>1,05</text:p>
          </table:table-cell>
          <table:table-cell table:formula="oooc:=[.C8]/[.C16]" office:value-type="float" office:value="1.13573058462507">
            <text:p>1,14</text:p>
          </table:table-cell>
          <table:table-cell table:formula="oooc:=[.D8]/[.D16]" office:value-type="float" office:value="1.07160200067984">
            <text:p>1,07</text:p>
          </table:table-cell>
          <table:table-cell table:formula="oooc:=[.E8]/[.E16]" office:value-type="float" office:value="0.99927621460237">
            <text:p>1</text:p>
          </table:table-cell>
          <table:table-cell table:formula="oooc:=AVERAGE([.B23:.E23])" office:value-type="float" office:value="1.06317504261641">
            <text:p>1,06</text:p>
          </table:table-cell>
          <table:table-cell table:number-columns-repeated="250"/>
        </table:table-row>
        <table:table-row table:style-name="ro1">
          <table:table-cell office:value-type="string">
            <text:p>destroy</text:p>
          </table:table-cell>
          <table:table-cell table:formula="oooc:=[.B9]/[.B17]" office:value-type="float" office:value="1.32085561497326">
            <text:p>1,32</text:p>
          </table:table-cell>
          <table:table-cell table:formula="oooc:=[.C9]/[.C17]" office:value-type="float" office:value="1.59565217391304">
            <text:p>1,6</text:p>
          </table:table-cell>
          <table:table-cell table:formula="oooc:=[.D9]/[.D17]" office:value-type="float" office:value="1.29497148781752">
            <text:p>1,29</text:p>
          </table:table-cell>
          <table:table-cell table:formula="oooc:=[.E9]/[.E17]" office:value-type="float" office:value="1.31848752054999">
            <text:p>1,32</text:p>
          </table:table-cell>
          <table:table-cell table:formula="oooc:=AVERAGE([.B24:.E24])" office:value-type="float" office:value="1.38249169931346">
            <text:p>1,38</text:p>
          </table:table-cell>
          <table:table-cell table:number-columns-repeated="250"/>
        </table:table-row>
        <table:table-row table:style-name="ro2">
          <table:table-cell office:value-type="string">
            <text:p>total</text:p>
          </table:table-cell>
          <table:table-cell table:formula="oooc:=[.B10]/[.B18]" office:value-type="float" office:value="1.07254275512122">
            <text:p>1,07</text:p>
          </table:table-cell>
          <table:table-cell table:formula="oooc:=[.C10]/[.C18]" office:value-type="float" office:value="1.17083027185893">
            <text:p>1,17</text:p>
          </table:table-cell>
          <table:table-cell table:formula="oooc:=[.D10]/[.D18]" office:value-type="float" office:value="1.10396673783571">
            <text:p>1,1</text:p>
          </table:table-cell>
          <table:table-cell table:formula="oooc:=[.E10]/[.E18]" office:value-type="float" office:value="1.0357021397686">
            <text:p>1,04</text:p>
          </table:table-cell>
          <table:table-cell table:formula="oooc:=AVERAGE([.B25:.E25])" office:value-type="float" office:value="1.09576047614611">
            <text:p>1,1</text:p>
          </table:table-cell>
          <table:table-cell table:formula="oooc:=AVERAGE([.F21:.F24])" office:value-type="float" office:value="1.49355288433662">
            <text:p>1,49</text:p>
          </table:table-cell>
          <table:table-cell table:number-columns-repeated="249"/>
        </table:table-row>
        <table:table-row table:style-name="ro2" table:number-rows-repeated="6551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Feuille2" table:style-name="ta1" table:print="false">
        <table:table-column table:style-name="co3" table:default-cell-style-name="Default"/>
        <table:table-row table:style-name="ro4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20">20/10/2008</text:date>, <text:time>17:05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François Déchelle</meta:initial-creator>
    <meta:creation-date>2008-10-20T16:47:19</meta:creation-date>
    <dc:creator>François Déchelle</dc:creator>
    <dc:date>2008-10-20T17:05:05</dc:date>
    <meta:editing-cycles>8</meta:editing-cycles>
    <meta:editing-duration>PT17M47S</meta:editing-duration>
    <meta:user-defined meta:name="Info 1"/>
    <meta:user-defined meta:name="Info 2"/>
    <meta:user-defined meta:name="Info 3"/>
    <meta:user-defined meta:name="Info 4"/>
    <meta:document-statistic meta:table-count="3" meta:cell-count="96"/>
  </office:meta>
</office:document-meta>
</file>